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" draw:marker-end="Arrowheads_20_1" draw:marker-end-width="0.3cm" draw:fill="solid" draw:fill-color="#ffd320" draw:textarea-vertical-align="middl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6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/>
    </style:style>
    <style:style style:name="P3" style:family="paragraph">
      <style:paragraph-properties fo:text-align="center"/>
      <style:text-properties fo:font-family="Inconsolata" style:font-pitch="fixed"/>
    </style:style>
    <style:style style:name="P4" style:family="paragraph">
      <style:text-properties fo:color="#ff0000"/>
    </style:style>
    <style:style style:name="P5" style:family="paragraph">
      <style:paragraph-properties fo:text-align="en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Inconsolata" style:font-pitch="fixed"/>
    </style:style>
    <style:style style:name="T3" style:family="text">
      <style:text-properties fo:color="#999999" fo:font-family="Inconsolata" style:font-pitch="fixed"/>
    </style:style>
    <style:style style:name="T4" style:family="text">
      <style:text-properties fo:color="#999999"/>
    </style:style>
    <style:style style:name="T5" style:family="text">
      <style:text-properties fo:color="#ff0000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font-family="Inconsolata" style:font-pitch="fixed" fo:font-style="normal" style:font-style-asian="normal" style:font-style-complex="normal"/>
    </style:style>
    <style:style style:name="T8" style:family="text">
      <style:text-properties fo:color="#0084d1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family="Inconsolata" style:font-pitch="fixed" fo:font-size="8pt" style:font-size-asian="8pt" style:font-size-complex="8pt"/>
    </style:style>
    <style:style style:name="T11" style:family="text">
      <style:text-properties fo:color="#ff0000" fo:font-family="Inconsolata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7cm" svg:height="0.635cm" svg:x="5.28cm" svg:y="3.86cm">
          <text:p text:style-name="P1"><text:span text:style-name="T1">Longest</text:span> <text:span text:style-name="T2">prefix</text:span> Match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207cm" svg:height="0.635cm" svg:x="4.645cm" svg:y="2.678cm">
          <text:p text:style-name="P1"><text:span text:style-name="T2">outbound_route</text:span> → <text:span text:style-name="T2">group_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715cm" svg:height="0.635cm" svg:x="4.391cm" svg:y="4.964cm">
          <text:p text:style-name="P2"><text:span text:style-name="T3">timerec</text:span><text:span text:style-name="T4"> + </text:span><text:span text:style-name="T3">priority </text:span><text:span text:style-name="T4">(optional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248cm" svg:y1="3.313cm" svg:x2="7.248cm" svg:y2="3.86cm" draw:start-shape="id1" draw:start-glue-point="2" draw:end-shape="id2" draw:end-glue-point="0" svg:d="m7248 3313v547">
          <text:p/>
        </draw:connector>
        <draw:connector draw:style-name="gr2" draw:text-style-name="P1" draw:layer="layout" svg:x1="7.248cm" svg:y1="4.495cm" svg:x2="7.248cm" svg:y2="4.964cm" draw:start-shape="id2" draw:start-glue-point="2" draw:end-shape="id3" draw:end-glue-point="0" svg:d="m7248 4495v469">
          <text:p/>
        </draw:connector>
        <draw:custom-shape draw:style-name="gr3" draw:text-style-name="P1" xml:id="id4" draw:id="id4" draw:layer="layout" svg:width="3.937cm" svg:height="0.625cm" svg:x="5.28cm" svg:y="7.093cm">
          <text:p text:style-name="P1">rule's <text:span text:style-name="T2">gw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3.937cm" svg:height="0.625cm" svg:x="2.867cm" svg:y="8.97cm">
          <text:p text:style-name="P3"><text:span text:style-name="T2">carrieri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.937cm" svg:height="0.625cm" svg:x="7.382cm" svg:y="14.253cm">
          <text:p text:style-name="P1">gateway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248cm" svg:y1="7.718cm" svg:x2="7.249cm" svg:y2="11.384cm" draw:start-shape="id4" draw:start-glue-point="2" draw:end-shape="id5" draw:end-glue-point="4" svg:d="m7248 7718v1832h1v1834">
          <text:p/>
        </draw:connector>
        <draw:connector draw:style-name="gr5" draw:text-style-name="P1" draw:layer="layout" svg:x1="4.834cm" svg:y1="10.919cm" svg:x2="7.185cm" svg:y2="11.448cm" draw:start-shape="id6" draw:start-glue-point="2" draw:end-shape="id5" draw:end-glue-point="6" svg:d="m4834 10919v529h2351">
          <text:p/>
        </draw:connector>
        <draw:connector draw:style-name="gr5" draw:text-style-name="P1" draw:layer="layout" svg:x1="7.248cm" svg:y1="7.718cm" svg:x2="4.835cm" svg:y2="8.97cm" draw:start-shape="id4" draw:start-glue-point="2" draw:end-shape="id7" draw:end-glue-point="0" svg:d="m7248 7718v625h-2413v627">
          <text:p/>
        </draw:connector>
        <draw:connector draw:style-name="gr5" draw:text-style-name="P1" draw:layer="layout" svg:x1="7.248cm" svg:y1="5.599cm" svg:x2="7.248cm" svg:y2="7.093cm" draw:start-shape="id3" draw:start-glue-point="2" draw:end-shape="id4" svg:d="m7248 5599v1494">
          <text:p/>
        </draw:connector>
        <draw:custom-shape draw:style-name="gr6" draw:text-style-name="P1" draw:layer="layout" svg:width="0.762cm" svg:height="3.302cm" svg:x="10.252cm" svg:y="2.5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2.623cm" svg:height="0.683cm" svg:x="10.995cm" svg:y="3.861cm">
          <draw:text-box>
            <text:p>rule selector</text:p>
          </draw:text-box>
        </draw:frame>
        <draw:frame draw:style-name="gr7" draw:text-style-name="P4" draw:layer="layout" svg:width="4.545cm" svg:height="0.683cm" svg:x="2.613cm" svg:y="5.848cm">
          <draw:text-box>
            <text:p text:style-name="P4"><text:span text:style-name="T5">a </text:span><text:span text:style-name="T6">single</text:span><text:span text:style-name="T5"> rule is selected</text:span></text:p>
          </draw:text-box>
        </draw:frame>
        <draw:custom-shape draw:style-name="gr6" draw:text-style-name="P1" draw:layer="layout" svg:width="0.508cm" svg:height="1.016cm" svg:x="10.506cm" svg:y="6.831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2.263cm" svg:height="0.683cm" svg:x="10.995cm" svg:y="6.998cm">
          <draw:text-box>
            <text:p>rule target</text:p>
          </draw:text-box>
        </draw:frame>
        <draw:custom-shape draw:style-name="gr3" draw:text-style-name="P1" xml:id="id6" draw:id="id6" draw:layer="layout" svg:width="3.937cm" svg:height="0.625cm" svg:x="2.866cm" svg:y="10.294cm">
          <text:p text:style-name="P1">carrier's <text:span text:style-name="T2">gwlis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835cm" svg:y1="9.595cm" svg:x2="4.834cm" svg:y2="10.294cm" draw:start-shape="id7" draw:start-glue-point="2" draw:end-shape="id6" draw:end-glue-point="0" svg:d="m4835 9595v349h-1v350">
          <text:p/>
        </draw:connector>
        <draw:custom-shape draw:style-name="gr4" draw:text-style-name="P3" xml:id="id9" draw:id="id9" draw:layer="layout" svg:width="3.937cm" svg:height="0.625cm" svg:x="7.382cm" svg:y="13.037cm">
          <text:p text:style-name="P3"><text:span text:style-name="T2">gwi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3.937cm" svg:height="0.625cm" svg:x="3.181cm" svg:y="14.252cm">
          <text:p text:style-name="P1"><text:span text:style-name="T2">sip_profiles[</text:span><text:span text:style-name="T1">name</text:span><text:span text:style-name="T7">]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3.937cm" svg:height="0.625cm" svg:x="3.181cm" svg:y="13.036cm">
          <text:p text:style-name="P3"><text:span text:style-name="T2">egress_gwi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5.166cm" svg:height="0.625cm" svg:x="1.851cm" svg:y="0.151cm">
          <text:p text:style-name="P1">endpoint's <text:span text:style-name="T2">outbound_rout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5.166cm" svg:height="0.625cm" svg:x="7.75cm" svg:y="0.15cm">
          <text:p text:style-name="P1">number's <text:span text:style-name="T2">outbound_route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0.127cm" svg:height="0.127cm" svg:x="7.185cm" svg:y="11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7.249cm" svg:y1="11.511cm" svg:x2="5.149cm" svg:y2="13.036cm" draw:start-shape="id5" draw:start-glue-point="8" draw:end-shape="id8" draw:end-glue-point="0" svg:d="m7249 11511v762h-2100v763">
          <text:p/>
        </draw:connector>
        <draw:connector draw:style-name="gr5" draw:text-style-name="P1" draw:layer="layout" svg:x1="7.249cm" svg:y1="11.511cm" svg:x2="9.35cm" svg:y2="13.037cm" draw:start-shape="id5" draw:start-glue-point="8" draw:end-shape="id9" draw:end-glue-point="0" svg:d="m7249 11511v763h2101v763">
          <text:p/>
        </draw:connector>
        <draw:frame draw:style-name="gr7" draw:layer="layout" svg:width="5.171cm" svg:height="0.683cm" svg:x="7.566cm" svg:y="11.082cm">
          <draw:text-box>
            <text:p>eventually <text:span text:style-name="T5">it's all gateways</text:span>!</text:p>
          </draw:text-box>
        </draw:frame>
        <draw:connector draw:style-name="gr5" draw:text-style-name="P1" draw:layer="layout" svg:x1="5.149cm" svg:y1="13.661cm" svg:x2="5.149cm" svg:y2="14.252cm" draw:start-shape="id8" draw:start-glue-point="2" draw:end-shape="id10" draw:end-glue-point="0" svg:d="m5149 13661v591">
          <text:p/>
        </draw:connector>
        <draw:connector draw:style-name="gr5" draw:text-style-name="P1" draw:layer="layout" svg:x1="9.35cm" svg:y1="13.662cm" svg:x2="9.35cm" svg:y2="14.253cm" draw:start-shape="id9" draw:start-glue-point="2" draw:end-shape="id11" draw:end-glue-point="0" svg:d="m9350 13662v591">
          <text:p/>
        </draw:connector>
        <draw:connector draw:style-name="gr5" draw:text-style-name="P1" draw:layer="layout" draw:line-skew="-0.429cm" svg:x1="4.434cm" svg:y1="0.776cm" svg:x2="7.248cm" svg:y2="2.678cm" draw:start-shape="id12" draw:start-glue-point="2" draw:end-shape="id1" draw:end-glue-point="0" svg:d="m4434 776v521h2814v1381">
          <text:p/>
        </draw:connector>
        <draw:connector draw:style-name="gr5" draw:text-style-name="P1" draw:layer="layout" draw:line-skew="-0.429cm" svg:x1="10.333cm" svg:y1="0.775cm" svg:x2="7.248cm" svg:y2="2.678cm" draw:start-shape="id13" draw:start-glue-point="2" draw:end-shape="id1" svg:d="m10333 775v522h-3085v1381">
          <text:p/>
        </draw:connector>
        <draw:frame draw:style-name="gr7" draw:layer="layout" svg:width="4.354cm" svg:height="1.637cm" svg:x="0cm" svg:y="11.744cm">
          <draw:text-box>
            <text:p><text:span text:style-name="T8">implicit gateway</text:span></text:p>
            <text:p><text:span text:style-name="T9">same </text:span><text:span text:style-name="T10">sip_domain_name</text:span></text:p>
            <text:p><text:span text:style-name="T9">defined in hosts' </text:span><text:span text:style-name="T10">sip_profiles</text:span></text:p>
            <text:p><text:span text:style-name="T9">always an SBC</text:span></text:p>
          </draw:text-box>
        </draw:frame>
        <draw:frame draw:style-name="gr7" draw:text-style-name="P5" draw:layer="layout" svg:width="4.054cm" svg:height="1.319cm" svg:x="11.186cm" svg:y="13.97cm">
          <draw:text-box>
            <text:p text:style-name="P5"><text:span text:style-name="T8">explicit gateway</text:span></text:p>
            <text:p text:style-name="P5"><text:span text:style-name="T9">same </text:span><text:span text:style-name="T10">sip_domain_name</text:span></text:p>
            <text:p text:style-name="P5"><text:span text:style-name="T9">defined as a gateway record</text:span></text:p>
          </draw:text-box>
        </draw:frame>
        <draw:frame draw:style-name="gr7" draw:text-style-name="P4" draw:layer="layout" svg:width="6.932cm" svg:height="0.683cm" svg:x="7.439cm" svg:y="1.424cm">
          <draw:text-box>
            <text:p text:style-name="P4"><text:span text:style-name="T6">most specific</text:span><text:span text:style-name="T5"> </text:span><text:span text:style-name="T11">outbound_route</text:span><text:span text:style-name="T5"> is used</text:span></text:p>
          </draw:text-box>
        </draw:frame>
        <draw:custom-shape draw:style-name="gr8" draw:text-style-name="P1" draw:layer="layout" svg:width="0.127cm" svg:height="0.127cm" svg:x="7.184cm" svg:y="6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7.184cm" svg:y="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6.856cm" svg:height="1.115cm" svg:x="7.439cm" svg:y="8.128cm">
          <draw:text-box>
            <text:p>the rule's target is an (ordered) list of</text:p>
            <text:p>carriers and/or gateways</text:p>
          </draw:text-box>
        </draw:frame>
        <draw:frame draw:style-name="gr9" draw:layer="layout" svg:width="6.858cm" svg:height="1.115cm" svg:x="7.439cm" svg:y="9.299cm">
          <draw:text-box>
            <text:p>a carrier is an (unordered) list of</text:p>
            <text:p>gateway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1pt" fo:font-style="normal" fo:text-shadow="none" style:text-underline-style="none" fo:font-weight="normal" style:letter-kerning="true" style:font-family-asian="'UKIJ CJ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e </meta:initial-creator>
    <meta:creation-date>2012-10-22T14:03:14</meta:creation-date>
    <dc:date>2012-10-22T14:36:04</dc:date>
    <dc:creator>Stéphane </dc:creator>
    <meta:editing-duration>PT19M46S</meta:editing-duration>
    <meta:editing-cycles>4</meta:editing-cycles>
    <meta:generator>LibreOffice/3.5$Linux_X86_64 LibreOffice_project/350m1$Build-2</meta:generator>
    <meta:document-statistic meta:object-count="39"/>
  </office:meta>
</office:document-meta>
</file>